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Microsoft YaHei" svg:font-family="'Microsoft YaHei', Lucida, Verdana, 'Hiragino Sans GB', STHeiti, 'WenQuanYi Micro Hei', SimSun, sans-serif, 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1.867cm" table:align="left"/>
    </style:style>
    <style:style style:name="表格1.A" style:family="table-column">
      <style:table-column-properties style:column-width="1.219cm"/>
    </style:style>
    <style:style style:name="表格1.B" style:family="table-column">
      <style:table-column-properties style:column-width="10.649cm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2" style:family="table">
      <style:table-properties style:width="10.414cm" table:align="left"/>
    </style:style>
    <style:style style:name="表格2.A" style:family="table-column">
      <style:table-column-properties style:column-width="0.887cm"/>
    </style:style>
    <style:style style:name="表格2.B" style:family="table-column">
      <style:table-column-properties style:column-width="9.527cm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Text_20_body">
      <style:paragraph-properties fo:margin-left="0cm" fo:margin-right="0cm" style:line-height-at-least="0.714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635cm" style:contextual-spacing="false" fo:text-indent="0cm" style:auto-text-indent="false" fo:padding="0cm" fo:border="non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cm" fo:margin-bottom="0.635cm" style:contextual-spacing="false" fo:text-indent="0cm" style:auto-text-indent="false" fo:padding="0cm" fo:border="none"/>
      <style:text-properties fo:font-variant="normal" fo:text-transform="none" fo:color="#333333" fo:letter-spacing="normal" style:font-name-asian="Microsoft YaHei" style:font-size-asian="12pt" style:font-style-asian="normal" style:font-weight-asian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714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714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fo:letter-spacing="normal" style:font-name-asian="Microsoft YaHei" style:font-size-asian="12pt" style:font-style-asian="normal" style:font-weight-asian="normal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style:line-height-at-least="0.714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fo:letter-spacing="normal" style:font-name-asian="Microsoft YaHei" style:font-size-asian="12pt" style:font-style-asian="normal" style:font-weight-asian="normal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style:line-height-at-least="0.714cm" fo:text-indent="0cm" style:auto-text-indent="false" fo:background-color="transparent" fo:padding="0cm" fo:border="none">
        <style:background-image/>
      </style:paragraph-properties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style:line-height-at-least="0.714cm" fo:text-indent="0cm" style:auto-text-indent="false" fo:background-color="transparent" fo:padding="0cm" fo:border="none">
        <style:background-image/>
      </style:paragraph-properties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714cm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>
      <style:paragraph-properties fo:margin-left="0.053cm" fo:margin-right="0.053cm" fo:margin-top="0cm" fo:margin-bottom="0cm" style:contextual-spacing="false" fo:text-indent="0cm" style:auto-text-indent="false" fo:padding="0cm" fo:border="none"/>
    </style:style>
    <style:style style:name="P12" style:family="paragraph" style:parent-style-name="Heading_20_1">
      <style:text-properties fo:font-variant="normal" fo:text-transform="none" fo:color="#000000" fo:letter-spacing="normal"/>
    </style:style>
    <style:style style:name="P13" style:family="paragraph" style:parent-style-name="Heading_20_3">
      <style:paragraph-properties fo:margin-left="0cm" fo:margin-right="0cm" fo:margin-top="0cm" fo:margin-bottom="0.529cm" style:contextual-spacing="false" fo:text-indent="0cm" style:auto-text-indent="false" fo:padding="0cm" fo:border="none"/>
      <style:text-properties fo:font-variant="normal" fo:text-transform="none" fo:color="#000000" fo:letter-spacing="normal"/>
    </style:style>
    <style:style style:name="P14" style:family="paragraph" style:parent-style-name="Heading_20_3">
      <style:paragraph-properties fo:margin-left="0cm" fo:margin-right="0cm" fo:margin-top="0cm" fo:margin-bottom="0.529cm" style:contextual-spacing="false" fo:text-indent="0cm" style:auto-text-indent="false" fo:padding="0cm" fo:border="none"/>
      <style:text-properties fo:font-variant="normal" fo:text-transform="none" fo:color="#000000" fo:letter-spacing="normal" style:font-name-asian="Microsoft YaHei" style:font-size-asian="13.5pt" style:font-style-asian="normal" style:font-weight-asian="bold"/>
    </style:style>
    <style:style style:name="P15" style:family="paragraph" style:parent-style-name="Heading_20_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style:line-height-at-least="0.556cm" fo:text-align="start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style:line-height-at-least="0.556cm" fo:text-align="start" style:justify-single-word="false" fo:text-indent="0cm" style:auto-text-indent="false" fo:padding="0cm" fo:border="none"/>
      <style:text-properties fo:font-variant="normal" fo:text-transform="none" fo:color="#000000" style:font-name="Consolas" fo:font-size="11.25pt" fo:letter-spacing="normal" fo:font-style="normal" fo:font-weight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style:line-height-at-least="0.556cm" fo:text-align="start" style:justify-single-word="false" fo:text-indent="0cm" style:auto-text-indent="false" fo:padding="0cm" fo:border="none"/>
      <style:text-properties fo:font-variant="normal" fo:text-transform="none" fo:color="#708090" style:font-name="Consolas" fo:font-size="11.25pt" fo:letter-spacing="normal" fo:font-style="normal" fo:font-weight="normal" fo:background-color="transparent" fo:padding="0cm" fo:border="none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style:line-height-at-least="0.556cm" fo:text-align="start" style:justify-single-word="false" fo:text-indent="0cm" style:auto-text-indent="false" fo:padding="0cm" fo:border="none"/>
      <style:text-properties fo:font-variant="normal" fo:text-transform="none" fo:color="#708090" fo:letter-spacing="normal" fo:background-color="transparent" fo:padding="0cm" fo:border="none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style:line-height-at-least="0.556cm" fo:text-align="start" style:justify-single-word="false" fo:text-indent="0cm" style:auto-text-indent="false" fo:padding="0cm" fo:border="none"/>
      <style:text-properties fo:font-variant="normal" fo:text-transform="none" fo:color="#990055" style:font-name="Consolas" fo:font-size="11.25pt" fo:letter-spacing="normal" fo:font-style="normal" fo:font-weight="normal" fo:background-color="transparent" fo:padding="0cm" fo:border="none"/>
    </style:style>
    <style:style style:name="P21" style:family="paragraph" style:parent-style-name="Preformatted_20_Text">
      <style:paragraph-properties fo:margin-top="0cm" fo:margin-bottom="0.635cm" style:contextual-spacing="false" style:line-height-at-least="0.556cm" fo:text-align="start" style:justify-single-word="false" fo:padding="0cm" fo:border="none"/>
    </style:style>
    <style:style style:name="P22" style:family="paragraph" style:parent-style-name="Preformatted_20_Text">
      <style:paragraph-properties fo:margin-top="0cm" fo:margin-bottom="0.635cm" style:contextual-spacing="false" style:line-height-at-least="0.556cm" fo:text-align="start" style:justify-single-word="false" fo:padding="0cm" fo:border="none"/>
      <style:text-properties fo:font-variant="normal" fo:text-transform="none" fo:color="#000000" style:font-name="Consolas" fo:font-size="11.25pt" fo:letter-spacing="normal" fo:font-style="normal" fo:font-weight="normal"/>
    </style:style>
    <style:style style:name="P23" style:family="paragraph" style:parent-style-name="Table_20_Heading">
      <style:paragraph-properties fo:margin-left="0cm" fo:margin-right="0cm" fo:margin-top="0cm" fo:margin-bottom="0cm" style:contextual-spacing="false" style:line-height-at-least="0.476cm" fo:text-indent="0cm" style:auto-text-indent="false"/>
      <style:text-properties fo:color="#777777" style:font-size-asian="9pt" style:font-weight-asian="bold"/>
    </style:style>
    <style:style style:name="P24" style:family="paragraph" style:parent-style-name="Table_20_Contents">
      <style:paragraph-properties fo:margin-top="0cm" fo:margin-bottom="0cm" style:contextual-spacing="false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style:font-name="Microsoft YaHei" fo:font-size="30pt" fo:font-style="normal" fo:font-weight="bold"/>
    </style:style>
    <style:style style:name="T2" style:family="text">
      <style:text-properties style:font-name="Microsoft YaHei" fo:font-size="12pt" fo:font-style="normal" fo:font-weight="normal"/>
    </style:style>
    <style:style style:name="T3" style:family="text">
      <style:text-properties style:font-name="Microsoft YaHei" fo:font-size="13.5pt" fo:font-style="normal" fo:font-weight="bold"/>
    </style:style>
    <style:style style:name="T4" style:family="text">
      <style:text-properties style:font-name-asian="Microsoft YaHei" style:font-size-asian="30pt" style:font-style-asian="normal" style:font-weight-asian="bold"/>
    </style:style>
    <style:style style:name="T5" style:family="text">
      <style:text-properties style:font-name-asian="Microsoft YaHei" style:font-size-asian="12pt" style:font-style-asian="normal" style:font-weight-asian="normal"/>
    </style:style>
    <style:style style:name="T6" style:family="text">
      <style:text-properties style:font-name-asian="Microsoft YaHei" style:font-size-asian="13.5pt" style:font-style-asian="normal" style:font-weight-asian="bold"/>
    </style:style>
    <style:style style:name="T7" style:family="text">
      <style:text-properties style:font-name="Consolas" fo:font-size="11.25pt" fo:font-style="normal" fo:font-weight="normal"/>
    </style:style>
    <style:style style:name="T8" style:family="text">
      <style:text-properties style:font-name="Consolas" fo:font-size="11.25pt" fo:font-style="normal" fo:font-weight="normal" fo:background-color="transparent" loext:char-shading-value="0" fo:padding="0cm" fo:border="none"/>
    </style:style>
    <style:style style:name="T9" style:family="text">
      <style:text-properties fo:color="#708090" style:font-name="Consolas" fo:font-size="11.25pt" fo:font-style="normal" fo:font-weight="normal" fo:background-color="transparent" loext:char-shading-value="0" fo:padding="0cm" fo:border="none"/>
    </style:style>
    <style:style style:name="T10" style:family="text">
      <style:text-properties fo:color="#708090" fo:background-color="transparent" loext:char-shading-value="0" fo:padding="0cm" fo:border="none"/>
    </style:style>
    <style:style style:name="T11" style:family="text">
      <style:text-properties fo:color="#708090" fo:background-color="transparent" loext:char-shading-value="0" style:font-name-asian="Consolas" style:font-size-asian="11.25pt" style:font-style-asian="normal" style:font-weight-asian="normal" fo:padding="0cm" fo:border="none"/>
    </style:style>
    <style:style style:name="T12" style:family="text">
      <style:text-properties fo:color="#0077aa" style:font-name="Consolas" fo:font-size="11.25pt" fo:font-style="normal" fo:font-weight="normal" fo:background-color="transparent" loext:char-shading-value="0" fo:padding="0cm" fo:border="none"/>
    </style:style>
    <style:style style:name="T13" style:family="text">
      <style:text-properties fo:color="#0077aa" fo:background-color="transparent" loext:char-shading-value="0" fo:padding="0cm" fo:border="none"/>
    </style:style>
    <style:style style:name="T14" style:family="text">
      <style:text-properties fo:color="#a67f59" style:font-name="Consolas" fo:font-size="11.25pt" fo:font-style="normal" fo:font-weight="normal" fo:background-color="transparent" loext:char-shading-value="0" fo:padding="0cm" fo:border="none"/>
    </style:style>
    <style:style style:name="T15" style:family="text">
      <style:text-properties fo:color="#a67f59" fo:background-color="transparent" loext:char-shading-value="0" fo:padding="0cm" fo:border="none"/>
    </style:style>
    <style:style style:name="T16" style:family="text">
      <style:text-properties fo:font-variant="normal" fo:text-transform="none" fo:color="#333333" style:font-name="Microsoft YaHei" fo:font-size="12pt" fo:letter-spacing="normal" fo:font-style="normal" fo:font-weight="normal"/>
    </style:style>
    <style:style style:name="T17" style:family="text">
      <style:text-properties fo:font-variant="normal" fo:text-transform="none" fo:color="#333333" style:font-name="Microsoft YaHei" fo:font-size="12pt" fo:letter-spacing="normal" fo:font-style="normal" fo:font-weight="normal" fo:padding="0cm" fo:border="none"/>
    </style:style>
    <style:style style:name="T18" style:family="text">
      <style:text-properties fo:font-variant="normal" fo:text-transform="none" fo:color="#333333" style:font-name="Microsoft YaHei" fo:font-size="12pt" fo:letter-spacing="normal" fo:font-style="normal" fo:font-weight="bold" fo:background-color="transparent" loext:char-shading-value="0" fo:padding="0cm" fo:border="none"/>
    </style:style>
    <style:style style:name="T19" style:family="text">
      <style:text-properties fo:font-variant="normal" fo:text-transform="none" fo:color="#333333" style:font-name="Microsoft YaHei" fo:font-size="9.75pt" fo:letter-spacing="normal" fo:font-style="normal" fo:font-weight="normal" fo:background-color="transparent" loext:char-shading-value="0" fo:padding="0cm" fo:border="none"/>
    </style:style>
    <style:style style:name="T20" style:family="text">
      <style:text-properties fo:font-variant="normal" fo:text-transform="none" fo:color="#333333" style:font-name="Microsoft YaHei" fo:font-size="9.75pt" fo:letter-spacing="normal" fo:font-style="normal" fo:font-weight="normal" fo:background-color="#f8f8f8" loext:char-shading-value="0" fo:padding-left="0.132cm" fo:padding-right="0.132cm" fo:padding-top="0.049cm" fo:padding-bottom="0.049cm" fo:border="0.06pt solid #dddddd"/>
    </style:style>
    <style:style style:name="T21" style:family="text">
      <style:text-properties fo:font-variant="normal" fo:text-transform="none" fo:color="#333333" fo:letter-spacing="normal" style:font-name-asian="Microsoft YaHei" style:font-size-asian="12pt" style:font-style-asian="normal" style:font-weight-asian="normal"/>
    </style:style>
    <style:style style:name="T22" style:family="text">
      <style:text-properties fo:font-variant="normal" fo:text-transform="none" fo:color="#333333" fo:letter-spacing="normal" style:font-name-asian="Microsoft YaHei" style:font-size-asian="12pt" style:font-style-asian="normal" style:font-weight-asian="normal" fo:padding="0cm" fo:border="none"/>
    </style:style>
    <style:style style:name="T23" style:family="text">
      <style:text-properties fo:font-variant="normal" fo:text-transform="none" fo:color="#333333" fo:letter-spacing="normal" fo:background-color="transparent" loext:char-shading-value="0" style:font-name-asian="Microsoft YaHei" style:font-size-asian="12pt" style:font-style-asian="normal" style:font-weight-asian="bold" fo:padding="0cm" fo:border="none"/>
    </style:style>
    <style:style style:name="T24" style:family="text">
      <style:text-properties fo:font-variant="normal" fo:text-transform="none" fo:color="#333333" fo:letter-spacing="normal" fo:background-color="#f8f8f8" loext:char-shading-value="0" style:font-name-asian="Microsoft YaHei" style:font-size-asian="12pt" style:font-style-asian="normal" style:font-weight-asian="normal" fo:padding-left="0.132cm" fo:padding-right="0.132cm" fo:padding-top="0.049cm" fo:padding-bottom="0.049cm" fo:border="0.06pt solid #dddddd"/>
    </style:style>
    <style:style style:name="T25" style:family="text">
      <style:text-properties fo:font-variant="normal" fo:text-transform="none" fo:color="#018d8e" style:text-line-through-style="none" style:text-line-through-type="none" fo:letter-spacing="normal" style:text-underline-style="none" style:text-blinking="false" fo:background-color="transparent" loext:char-shading-value="0" style:font-name-asian="Microsoft YaHei" style:font-size-asian="12pt" style:font-style-asian="normal" style:font-weight-asian="normal" fo:padding="0cm" fo:border="none"/>
    </style:style>
    <style:style style:name="T26" style:family="text">
      <style:text-properties fo:font-variant="normal" fo:text-transform="none" fo:color="#018d8e" style:text-line-through-style="none" style:text-line-through-type="none" style:font-name="Microsoft YaHei" fo:font-size="12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27" style:family="text">
      <style:text-properties fo:font-variant="normal" fo:text-transform="none" fo:color="#000000" style:font-name="Microsoft YaHei" fo:font-size="9.75pt" fo:letter-spacing="normal" fo:font-style="normal" fo:font-weight="bold" fo:background-color="transparent" loext:char-shading-value="0" fo:padding="0cm" fo:border="none"/>
    </style:style>
    <style:style style:name="T28" style:family="text">
      <style:text-properties fo:font-variant="normal" fo:text-transform="none" fo:color="#000000" style:font-name="Microsoft YaHei" fo:font-size="13.5pt" fo:letter-spacing="normal" fo:font-style="normal" fo:font-weight="bold"/>
    </style:style>
    <style:style style:name="T29" style:family="text">
      <style:text-properties fo:font-variant="normal" fo:text-transform="none" fo:color="#000000" fo:letter-spacing="normal" style:font-name-asian="Microsoft YaHei" style:font-size-asian="13.5pt" style:font-style-asian="normal" style:font-weight-asian="bold"/>
    </style:style>
    <style:style style:name="T30" style:family="text">
      <style:text-properties fo:color="#999999" style:font-name="Consolas" fo:font-size="11.25pt" fo:font-style="normal" fo:font-weight="normal" fo:background-color="transparent" loext:char-shading-value="0" fo:padding="0cm" fo:border="none"/>
    </style:style>
    <style:style style:name="T31" style:family="text">
      <style:text-properties fo:color="#999999" fo:background-color="transparent" loext:char-shading-value="0" fo:padding="0cm" fo:border="none"/>
    </style:style>
    <style:style style:name="T32" style:family="text">
      <style:text-properties fo:color="#990055" style:font-name="Consolas" fo:font-size="11.25pt" fo:font-style="normal" fo:font-weight="normal" fo:background-color="transparent" loext:char-shading-value="0" fo:padding="0cm" fo:border="none"/>
    </style:style>
    <style:style style:name="T33" style:family="text">
      <style:text-properties fo:color="#990055" fo:background-color="transparent" loext:char-shading-value="0" fo:padding="0cm" fo:border="none"/>
    </style:style>
    <style:style style:name="T34" style:family="text">
      <style:text-properties fo:color="#669900" style:font-name="Consolas" fo:font-size="11.25pt" fo:font-style="normal" fo:font-weight="normal" fo:background-color="transparent" loext:char-shading-value="0" fo:padding="0cm" fo:border="none"/>
    </style:style>
    <style:style style:name="T35" style:family="text">
      <style:text-properties fo:color="#669900" fo:background-color="transparent" loext:char-shading-value="0" fo:padding="0cm" fo:border="none"/>
    </style:style>
    <style:style style:name="T36" style:family="text">
      <style:text-properties style:font-name-asian="Consolas" style:font-size-asian="11.25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1">Bash</text:span><text:span text:style-name="T4">脚本</text:span><text:span text:style-name="T1">15</text:span><text:span text:style-name="T4">分钟进阶教程</text:span></text:h>
      <text:p text:style-name="P2"/>
      <text:p text:style-name="P2"><text:span text:style-name="T5">这里的技术技巧最初是来自谷歌的“</text:span><text:span text:style-name="T2">Testing on the Toilet” (TOTT)</text:span><text:span text:style-name="T5">。这里是一个修订和扩增版本。</text:span></text:p>
      <text:h text:style-name="P14" text:outline-level="3">脚本安全</text:h>
      <text:p text:style-name="P2"><text:span text:style-name="T5">我的所有</text:span><text:span text:style-name="T2">bash</text:span><text:span text:style-name="T5">脚本都以下面几句为开场白：</text:span></text:p>
      <text:p text:style-name="P16"><text:s text:c="4"/><text:span text:style-name="T9">#!/bin/bash</text:span></text:p>
      <text:p text:style-name="P16"><text:s text:c="4"/><text:span text:style-name="T12">set</text:span><text:span text:style-name="T7"> </text:span><text:span text:style-name="T14">-</text:span><text:span text:style-name="T7">o nounset</text:span></text:p>
      <text:p text:style-name="P16"><text:s text:c="4"/><text:span text:style-name="T12">set</text:span><text:span text:style-name="T7"> </text:span><text:span text:style-name="T14">-</text:span><text:span text:style-name="T7">o errexit</text:span></text:p>
      <text:p text:style-name="P3">这样做会避免两种常见的问题：</text:p>
      <text:list xml:id="list1183527500571185408" text:style-name="L1">
        <text:list-item>
          <text:p text:style-name="P4"><text:span text:style-name="T5">引用未定义的变量</text:span><text:span text:style-name="T2">(</text:span><text:span text:style-name="T5">缺省值为“”</text:span><text:span text:style-name="T2">)</text:span></text:p>
        </text:list-item>
        <text:list-item>
          <text:p text:style-name="P5">执行失败的命令被忽略</text:p>
        </text:list-item>
      </text:list>
      <text:p text:style-name="P2"><text:span text:style-name="T5">需要注意的是，有些</text:span><text:span text:style-name="T2">Linux</text:span><text:span text:style-name="T5">命令的某些参数可以强制忽略发生的错误，例如“</text:span><text:span text:style-name="T2">mkdir -p” </text:span><text:span text:style-name="T5">和 “</text:span><text:span text:style-name="T2">rm -f”</text:span><text:span text:style-name="T5">。</text:span></text:p>
      <text:p text:style-name="P10"><text:span text:style-name="T21">还要注意的是，在“</text:span><text:span text:style-name="T16">errexit”</text:span><text:span text:style-name="T21">模式下，虽然能有效的捕捉错误，但并不能捕捉全部失败的命令，在某些情况下，一些失败的命令是无法检测到的。</text:span><text:span text:style-name="T16">(</text:span><text:span text:style-name="T21">更多细节请参考</text:span><text:a xlink:type="simple" xlink:href="https://groups.google.com/forum/?fromgroups#!topic/gnu.bash.bug/-9ySnEo1WrQ"><text:span text:style-name="T25">这个帖子</text:span></text:a><text:span text:style-name="T21">。</text:span><text:span text:style-name="T16">)</text:span></text:p>
      <text:h text:style-name="P14" text:outline-level="3">脚本函数</text:h>
      <text:p text:style-name="P2"><text:span text:style-name="T5">在</text:span><text:span text:style-name="T2">bash</text:span><text:span text:style-name="T5">里你可以定义函数，它们就跟其它命令一样，可以随意的使用；它们能让你的脚本更具可读性：</text:span></text:p>
      <text:p text:style-name="P16"><text:s text:c="4"/><text:span text:style-name="T8">ExtractBashComments</text:span><text:span text:style-name="T30">()</text:span><text:span text:style-name="T7"> </text:span><text:span text:style-name="T30">{</text:span></text:p>
      <text:p text:style-name="P16"><text:s text:c="8"/><text:span text:style-name="T7">egrep "</text:span><text:span text:style-name="T14">^</text:span><text:span text:style-name="T9">#"</text:span></text:p>
      <text:p text:style-name="P16"><text:s text:c="4"/><text:span text:style-name="T30">}</text:span><text:span text:style-name="T7"> </text:span></text:p>
      <text:p text:style-name="P21"/>
      <text:p text:style-name="P16"><text:s text:c="4"/><text:span text:style-name="T7">cat myscript</text:span><text:span text:style-name="T30">.</text:span><text:span text:style-name="T7">sh </text:span><text:span text:style-name="T14">|</text:span><text:span text:style-name="T7"> ExtractBashComments </text:span><text:span text:style-name="T14">|</text:span><text:span text:style-name="T7"> wc </text:span></text:p>
      <text:p text:style-name="P21"/>
      <text:p text:style-name="P16"><text:s text:c="4"/><text:span text:style-name="T7">comments</text:span><text:span text:style-name="T14">=</text:span><text:span text:style-name="T7">$</text:span><text:span text:style-name="T30">(</text:span><text:span text:style-name="T7">ExtractBashComments </text:span><text:span text:style-name="T14">&lt;</text:span><text:span text:style-name="T7"> myscript</text:span><text:span text:style-name="T30">.</text:span><text:span text:style-name="T7">sh</text:span><text:span text:style-name="T30">)</text:span></text:p>
      <text:p text:style-name="P3">还有一些例子：</text:p>
      <text:p text:style-name="P16"><text:s text:c="4"/><text:span text:style-name="T8">SumLines</text:span><text:span text:style-name="T30">()</text:span><text:span text:style-name="T7"> </text:span><text:span text:style-name="T30">{</text:span><text:span text:style-name="T7"> <text:s/></text:span><text:span text:style-name="T9"># iterating over stdin - similar to awk <text:s text:c="5"/></text:span></text:p>
      <text:p text:style-name="P16"><text:soft-page-break/><text:s text:c="8"/><text:span text:style-name="T7">local sum</text:span><text:span text:style-name="T14">=</text:span><text:span text:style-name="T32">0</text:span></text:p>
      <text:p text:style-name="P16"><text:s text:c="8"/><text:span text:style-name="T7">local line</text:span><text:span text:style-name="T14">=</text:span><text:span text:style-name="T7">””</text:span></text:p>
      <text:p text:style-name="P16"><text:s text:c="8"/><text:span text:style-name="T12">while</text:span><text:span text:style-name="T7"> read line </text:span><text:span text:style-name="T30">;</text:span><text:span text:style-name="T7"> </text:span><text:span text:style-name="T12">do</text:span></text:p>
      <text:p text:style-name="P16"><text:s text:c="12"/><text:span text:style-name="T7">sum</text:span><text:span text:style-name="T14">=</text:span><text:span text:style-name="T7">$</text:span><text:span text:style-name="T30">((</text:span><text:span text:style-name="T32">${sum}</text:span><text:span text:style-name="T7"> </text:span><text:span text:style-name="T14">+</text:span><text:span text:style-name="T7"> </text:span><text:span text:style-name="T32">${line}</text:span><text:span text:style-name="T30">))</text:span></text:p>
      <text:p text:style-name="P16"><text:s text:c="8"/><text:span text:style-name="T12">done</text:span></text:p>
      <text:p text:style-name="P16"><text:s text:c="8"/><text:span text:style-name="T12">echo</text:span><text:span text:style-name="T7"> </text:span><text:span text:style-name="T32">${sum}</text:span></text:p>
      <text:p text:style-name="P16"><text:s text:c="4"/><text:span text:style-name="T30">}</text:span><text:span text:style-name="T7"> </text:span></text:p>
      <text:p text:style-name="P21"/>
      <text:p text:style-name="P16"><text:s text:c="4"/><text:span text:style-name="T7">SumLines </text:span><text:span text:style-name="T14">&lt;</text:span><text:span text:style-name="T7"> data_one_number_per_line</text:span><text:span text:style-name="T30">.</text:span><text:span text:style-name="T7">txt </text:span></text:p>
      <text:p text:style-name="P21"/>
      <text:p text:style-name="P16"><text:s text:c="4"/><text:span text:style-name="T8">log</text:span><text:span text:style-name="T30">()</text:span><text:span text:style-name="T7"> </text:span><text:span text:style-name="T30">{</text:span><text:span text:style-name="T7"> <text:s/></text:span><text:span text:style-name="T9"># classic logger</text:span></text:p>
      <text:p text:style-name="P16"><text:s text:c="7"/><text:span text:style-name="T7">local prefix</text:span><text:span text:style-name="T14">=</text:span><text:span text:style-name="T34">"[$(date +%Y/%m/%d\ %H:%M:%S)]: "</text:span></text:p>
      <text:p text:style-name="P16"><text:s text:c="7"/><text:span text:style-name="T12">echo</text:span><text:span text:style-name="T7"> </text:span><text:span text:style-name="T34">"</text:span><text:span text:style-name="T32">${prefix}</text:span><text:span text:style-name="T34"> </text:span><text:span text:style-name="T32">$@</text:span><text:span text:style-name="T34">"</text:span><text:span text:style-name="T7"> </text:span><text:span text:style-name="T14">&gt;&amp;</text:span><text:span text:style-name="T32">2</text:span></text:p>
      <text:p text:style-name="P16"><text:s text:c="4"/><text:span text:style-name="T30">}</text:span><text:span text:style-name="T7"> </text:span></text:p>
      <text:p text:style-name="P21"/>
      <text:p text:style-name="P16"><text:s text:c="4"/><text:span text:style-name="T7">log </text:span><text:span text:style-name="T34">"INFO"</text:span><text:span text:style-name="T7"> </text:span><text:span text:style-name="T34">"a message"</text:span></text:p>
      <text:p text:style-name="P2"><text:span text:style-name="T5">尽可能的把你的</text:span><text:span text:style-name="T2">bash</text:span><text:span text:style-name="T5">代码移入到函数里，仅把全局变量、常量和对“</text:span><text:span text:style-name="T2">main”</text:span><text:span text:style-name="T5">调用的语句放在最外层。</text:span></text:p>
      <text:h text:style-name="P14" text:outline-level="3">变量注解</text:h>
      <text:p text:style-name="P2"><text:span text:style-name="T2">Bash</text:span><text:span text:style-name="T5">里可以对变量进行有限的注解。最重要的两个注解是：</text:span></text:p>
      <text:list xml:id="list4342999055839849901" text:style-name="L2">
        <text:list-item>
          <text:p text:style-name="P7"><text:span text:style-name="Source_20_Text"><text:span text:style-name="T19">local</text:span></text:span><text:span text:style-name="T16">(</text:span><text:span text:style-name="T21">函数内部变量</text:span><text:span text:style-name="T16">)</text:span></text:p>
        </text:list-item>
        <text:list-item>
          <text:p text:style-name="P7"><text:span text:style-name="Source_20_Text"><text:span text:style-name="T19">readonly</text:span></text:span><text:span text:style-name="T16">(</text:span><text:span text:style-name="T21">只读变量</text:span><text:span text:style-name="T16">)</text:span></text:p>
        </text:list-item>
      </text:list>
      <text:p text:style-name="P16"><text:s text:c="4"/><text:span text:style-name="T9"># a useful idiom: DEFAULT_VAL can be overwritten</text:span></text:p>
      <text:p text:style-name="P16"><text:s text:c="4"/><text:span text:style-name="T9"># <text:s text:c="6"/>with an environment variable of the same name</text:span></text:p>
      <text:p text:style-name="P16"><text:s text:c="4"/><text:span text:style-name="T7">readonly DEFAULT_VAL</text:span><text:span text:style-name="T14">=</text:span><text:span text:style-name="T32">${DEFAULT_VAL:-7}</text:span><text:span text:style-name="T7"> </text:span></text:p>
      <text:p text:style-name="P21"/>
      <text:p text:style-name="P16"><text:s text:c="4"/><text:span text:style-name="T8">myfunc</text:span><text:span text:style-name="T30">()</text:span><text:span text:style-name="T7"> </text:span><text:span text:style-name="T30">{</text:span></text:p>
      <text:p text:style-name="P16"><text:s text:c="7"/><text:span text:style-name="T9"># initialize a local variable with the global default</text:span></text:p>
      <text:p text:style-name="P16"><text:s text:c="7"/><text:span text:style-name="T7">local some_var</text:span><text:span text:style-name="T14">=</text:span><text:span text:style-name="T32">${DEFAULT_VAL}</text:span></text:p>
      <text:p text:style-name="P16"><text:s text:c="7"/><text:span text:style-name="T30">...</text:span></text:p>
      <text:p text:style-name="P16"><text:s text:c="4"/><text:span text:style-name="T30">}</text:span></text:p>
      <text:p text:style-name="P3">这样，你可以将一个以前不是只读变量的变量声明成只读变量：</text:p>
      <text:p text:style-name="P17">x<text:span text:style-name="T15">=</text:span><text:span text:style-name="T33">5</text:span></text:p>
      <text:p text:style-name="P17">x<text:span text:style-name="T15">=</text:span><text:span text:style-name="T33">6</text:span></text:p>
      <text:p text:style-name="P22">readonly x</text:p>
      <text:p text:style-name="P17"><text:soft-page-break/>x<text:span text:style-name="T15">=</text:span><text:span text:style-name="T33">7</text:span> <text:s text:c="2"/><text:span text:style-name="T10"># failure</text:span></text:p>
      <text:p text:style-name="P11"><text:span text:style-name="T21">尽量对你</text:span><text:span text:style-name="T16">bash</text:span><text:span text:style-name="T21">脚本里的所有变量使用</text:span><text:span text:style-name="Source_20_Text"><text:span text:style-name="T20">local</text:span></text:span><text:span text:style-name="T21">或</text:span><text:span text:style-name="Source_20_Text"><text:span text:style-name="T20">readonly</text:span></text:span><text:span text:style-name="T21">进行注解。</text:span></text:p>
      <text:h text:style-name="P15" text:outline-level="3"><text:span text:style-name="T29">用</text:span><text:span text:style-name="Source_20_Text"><text:span text:style-name="T27">$()</text:span></text:span><text:span text:style-name="T29">代替反单引号</text:span><text:span text:style-name="T28">(`)</text:span></text:h>
      <text:p text:style-name="P11"><text:span text:style-name="T21">反单引号很难看，在有些字体里跟正单引号很相似。</text:span><text:span text:style-name="Source_20_Text"><text:span text:style-name="T20">$()</text:span></text:span><text:span text:style-name="T21">能够内嵌使用，而且避免了转义符的麻烦。</text:span></text:p>
      <text:p text:style-name="P18"># both commands below print out: A-B-C-D</text:p>
      <text:p text:style-name="P17"><text:span text:style-name="T13">echo</text:span> <text:span text:style-name="T35">"A-`echo B-\`echo C-\\\`echo D\\\`\``"</text:span></text:p>
      <text:p text:style-name="P17"><text:span text:style-name="T13">echo</text:span> <text:span text:style-name="T35">"A-$(echo B-$(echo C-$(echo D)))"</text:span></text:p>
      <text:h text:style-name="P15" text:outline-level="3"><text:span text:style-name="T29">用</text:span><text:span text:style-name="Source_20_Text"><text:span text:style-name="T27">[[]]</text:span></text:span><text:span text:style-name="T28">(</text:span><text:span text:style-name="T29">双层中括号</text:span><text:span text:style-name="T28">)</text:span><text:span text:style-name="T29">替代</text:span><text:span text:style-name="Source_20_Text"><text:span text:style-name="T27">[]</text:span></text:span></text:h>
      <text:p text:style-name="P11"><text:span text:style-name="T21">使用</text:span><text:span text:style-name="Source_20_Text"><text:span text:style-name="T20">[[]]</text:span></text:span><text:span text:style-name="T21">能避免像异常的文件扩展名之类的问题，而且能带来很多语法上的改进，而且还增加了很多新功能：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23">操作符</text:p>
          </table:table-cell>
          <table:table-cell table:style-name="表格1.A1" office:value-type="string">
            <text:p text:style-name="P23">功能说明</text:p>
          </table:table-cell>
        </table:table-row>
        <table:table-row table:style-name="表格1.1">
          <table:table-cell table:style-name="表格1.A1" office:value-type="string">
            <text:p text:style-name="P25">||</text:p>
          </table:table-cell>
          <table:table-cell table:style-name="表格1.A1" office:value-type="string">
            <text:p text:style-name="P25">逻辑or(仅双中括号里使用)</text:p>
          </table:table-cell>
        </table:table-row>
        <table:table-row table:style-name="表格1.1">
          <table:table-cell table:style-name="表格1.A1" office:value-type="string">
            <text:p text:style-name="P25">&amp;&amp;</text:p>
          </table:table-cell>
          <table:table-cell table:style-name="表格1.A1" office:value-type="string">
            <text:p text:style-name="P25">逻辑and(仅双中括号里使用)</text:p>
          </table:table-cell>
        </table:table-row>
        <table:table-row table:style-name="表格1.1">
          <table:table-cell table:style-name="表格1.A1" office:value-type="string">
            <text:p text:style-name="P25">&lt;</text:p>
          </table:table-cell>
          <table:table-cell table:style-name="表格1.A1" office:value-type="string">
            <text:p text:style-name="P25">字符串比较(双中括号里不需要转移)</text:p>
          </table:table-cell>
        </table:table-row>
        <table:table-row table:style-name="表格1.1">
          <table:table-cell table:style-name="表格1.A1" office:value-type="string">
            <text:p text:style-name="P25">-lt</text:p>
          </table:table-cell>
          <table:table-cell table:style-name="表格1.A1" office:value-type="string">
            <text:p text:style-name="P25">数字比较</text:p>
          </table:table-cell>
        </table:table-row>
        <table:table-row table:style-name="表格1.1">
          <table:table-cell table:style-name="表格1.A1" office:value-type="string">
            <text:p text:style-name="P25">=</text:p>
          </table:table-cell>
          <table:table-cell table:style-name="表格1.A1" office:value-type="string">
            <text:p text:style-name="P25">字符串相等</text:p>
          </table:table-cell>
        </table:table-row>
        <table:table-row table:style-name="表格1.1">
          <table:table-cell table:style-name="表格1.A1" office:value-type="string">
            <text:p text:style-name="P25">==</text:p>
          </table:table-cell>
          <table:table-cell table:style-name="表格1.A1" office:value-type="string">
            <text:p text:style-name="P25">以Globbing方式进行字符串比较(仅双中括号里使用，参考下文)</text:p>
          </table:table-cell>
        </table:table-row>
        <table:table-row table:style-name="表格1.1">
          <table:table-cell table:style-name="表格1.A1" office:value-type="string">
            <text:p text:style-name="P25">=~</text:p>
          </table:table-cell>
          <table:table-cell table:style-name="表格1.A1" office:value-type="string">
            <text:p text:style-name="P25">用正则表达式进行字符串比较(仅双中括号里使用，参考下文)</text:p>
          </table:table-cell>
        </table:table-row>
        <table:table-row table:style-name="表格1.1">
          <table:table-cell table:style-name="表格1.A1" office:value-type="string">
            <text:p text:style-name="P25">-n</text:p>
          </table:table-cell>
          <table:table-cell table:style-name="表格1.A1" office:value-type="string">
            <text:p text:style-name="P25">非空字符串</text:p>
          </table:table-cell>
        </table:table-row>
        <table:table-row table:style-name="表格1.1">
          <table:table-cell table:style-name="表格1.A1" office:value-type="string">
            <text:p text:style-name="P25">-z</text:p>
          </table:table-cell>
          <table:table-cell table:style-name="表格1.A1" office:value-type="string">
            <text:p text:style-name="P25">空字符串</text:p>
          </table:table-cell>
        </table:table-row>
        <table:table-row table:style-name="表格1.1">
          <table:table-cell table:style-name="表格1.A1" office:value-type="string">
            <text:p text:style-name="P25">-eq</text:p>
          </table:table-cell>
          <table:table-cell table:style-name="表格1.A1" office:value-type="string">
            <text:p text:style-name="P25">数字相等</text:p>
          </table:table-cell>
        </table:table-row>
        <table:table-row table:style-name="表格1.1">
          <table:table-cell table:style-name="表格1.A1" office:value-type="string">
            <text:p text:style-name="P25">-ne</text:p>
          </table:table-cell>
          <table:table-cell table:style-name="表格1.A1" office:value-type="string">
            <text:p text:style-name="P24">数字不等</text:p>
          </table:table-cell>
        </table:table-row>
      </table:table>
      <text:p text:style-name="P10"><text:span text:style-name="Strong_20_Emphasis"><text:span text:style-name="T23">单中括号：</text:span></text:span></text:p>
      <text:p text:style-name="P17"><text:span text:style-name="T31">[</text:span> <text:span text:style-name="T35">"</text:span><text:span text:style-name="T33">${name}</text:span><text:span text:style-name="T35">"</text:span> \<text:span text:style-name="T15">&gt;</text:span> <text:span text:style-name="T35">"a"</text:span> <text:span text:style-name="T15">-</text:span>o <text:span text:style-name="T33">${name}</text:span> \<text:span text:style-name="T15">&lt;</text:span> <text:span text:style-name="T35">"m"</text:span> <text:span text:style-name="T31">]</text:span></text:p>
      <text:p text:style-name="P10"><text:span text:style-name="Strong_20_Emphasis"><text:span text:style-name="T23">双中括号</text:span></text:span></text:p>
      <text:p text:style-name="P17"><text:span text:style-name="T31">[[</text:span> <text:span text:style-name="T35">"</text:span><text:span text:style-name="T33">${name}</text:span><text:span text:style-name="T35">"</text:span> <text:span text:style-name="T15">&gt;</text:span> <text:span text:style-name="T35">"a"</text:span> <text:span text:style-name="T15">&amp;&amp;</text:span> <text:span text:style-name="T35">"</text:span><text:span text:style-name="T33">${name}</text:span><text:span text:style-name="T35">"</text:span> <text:span text:style-name="T15">&lt;</text:span> <text:span text:style-name="T35">"m"</text:span> <text:s/><text:span text:style-name="T31">]]</text:span></text:p>
      <text:h text:style-name="P13" text:outline-level="3"><text:span text:style-name="T6">正则表达式</text:span><text:span text:style-name="T3">/Globbing</text:span></text:h>
      <text:p text:style-name="P3">使用双中括号带来的好处用下面几个例子最能表现：</text:p>
      <text:p text:style-name="P17">t<text:span text:style-name="T15">=</text:span><text:span text:style-name="T35">"abc123"</text:span></text:p>
      <text:p text:style-name="P16"><text:span text:style-name="T30">[[</text:span><text:span text:style-name="T7"> </text:span><text:span text:style-name="T34">"</text:span><text:span text:style-name="T32">$t</text:span><text:span text:style-name="T34">"</text:span><text:span text:style-name="T7"> </text:span><text:span text:style-name="T14">==</text:span><text:span text:style-name="T7"> abc</text:span><text:span text:style-name="T14">*</text:span><text:span text:style-name="T7"> </text:span><text:span text:style-name="T30">]]</text:span><text:span text:style-name="T7"> <text:s text:c="8"/></text:span><text:span text:style-name="T9"># true (globbing</text:span><text:span text:style-name="T11">比较</text:span><text:span text:style-name="T9">)</text:span></text:p>
      <text:p text:style-name="P16"><text:span text:style-name="T30">[[</text:span><text:span text:style-name="T7"> </text:span><text:span text:style-name="T34">"</text:span><text:span text:style-name="T32">$t</text:span><text:span text:style-name="T34">"</text:span><text:span text:style-name="T7"> </text:span><text:span text:style-name="T14">==</text:span><text:span text:style-name="T7"> </text:span><text:span text:style-name="T34">"abc*"</text:span><text:span text:style-name="T7"> </text:span><text:span text:style-name="T30">]]</text:span><text:span text:style-name="T7"> <text:s text:c="6"/></text:span><text:span text:style-name="T9"># false (</text:span><text:span text:style-name="T11">字面比较</text:span><text:span text:style-name="T9">)</text:span></text:p>
      <text:p text:style-name="P16"><text:span text:style-name="T30">[[</text:span><text:span text:style-name="T7"> </text:span><text:span text:style-name="T34">"</text:span><text:span text:style-name="T32">$t</text:span><text:span text:style-name="T34">"</text:span><text:span text:style-name="T7"> </text:span><text:span text:style-name="T14">=~</text:span><text:span text:style-name="T7"> </text:span><text:span text:style-name="T30">[</text:span><text:span text:style-name="T7">abc</text:span><text:span text:style-name="T30">]</text:span><text:span text:style-name="T14">+</text:span><text:span text:style-name="T30">[</text:span><text:span text:style-name="T32">123</text:span><text:span text:style-name="T30">]</text:span><text:span text:style-name="T14">+</text:span><text:span text:style-name="T7"> </text:span><text:span text:style-name="T30">]]</text:span><text:span text:style-name="T7"> </text:span><text:span text:style-name="T9"># true (</text:span><text:span text:style-name="T11">正则表达式比较</text:span><text:span text:style-name="T9">)</text:span></text:p>
      <text:p text:style-name="P16"><text:span text:style-name="T30">[[</text:span><text:span text:style-name="T7"> </text:span><text:span text:style-name="T34">"</text:span><text:span text:style-name="T32">$t</text:span><text:span text:style-name="T34">"</text:span><text:span text:style-name="T7"> </text:span><text:span text:style-name="T14">=~</text:span><text:span text:style-name="T7"> </text:span><text:span text:style-name="T34">"abc*"</text:span><text:span text:style-name="T7"> </text:span><text:span text:style-name="T30">]]</text:span><text:span text:style-name="T7"> <text:s text:c="6"/></text:span><text:span text:style-name="T9"># false (</text:span><text:span text:style-name="T11">字面比较</text:span><text:span text:style-name="T9">)</text:span></text:p>
      <text:p text:style-name="P2"><text:span text:style-name="T5">注意，从</text:span><text:span text:style-name="T2">bash 3.2</text:span><text:span text:style-name="T5">版开始，正则表达式和</text:span><text:span text:style-name="T2">globbing</text:span><text:span text:style-name="T5">表达式都不能用引号包裹。如果你的表达式里有空格，你可以把它存储到一个变量里：</text:span></text:p>
      <text:p text:style-name="P17">r<text:span text:style-name="T15">=</text:span><text:span text:style-name="T35">"a b+"</text:span></text:p>
      <text:p text:style-name="P17"><text:span text:style-name="T31">[[</text:span> <text:span text:style-name="T35">"a bbb"</text:span> <text:span text:style-name="T15">=~</text:span> <text:span text:style-name="T33">$r</text:span> <text:span text:style-name="T31">]]</text:span> <text:s text:c="7"/><text:span text:style-name="T10"># true</text:span></text:p>
      <text:p text:style-name="P11"><text:span text:style-name="T21">按</text:span><text:span text:style-name="T16">Globbing</text:span><text:span text:style-name="T21">方式的字符串比较也可以用到</text:span><text:span text:style-name="Source_20_Text"><text:span text:style-name="T20">case</text:span></text:span><text:span text:style-name="T21">语句中：</text:span></text:p>
      <text:p text:style-name="P17"><text:span text:style-name="T13">case</text:span> <text:span text:style-name="T33">$t</text:span> <text:span text:style-name="T13">in</text:span></text:p>
      <text:p text:style-name="P17">abc<text:span text:style-name="T15">*</text:span><text:span text:style-name="T31">)</text:span> <text:s/><text:span text:style-name="T15">&lt;</text:span>action<text:span text:style-name="T15">&gt;</text:span> <text:span text:style-name="T31">;;</text:span></text:p>
      <text:p text:style-name="P22"><text:soft-page-break/>esac</text:p>
      <text:h text:style-name="P14" text:outline-level="3">字符串操作</text:h>
      <text:p text:style-name="P2"><text:span text:style-name="T2">Bash</text:span><text:span text:style-name="T5">里有各种各样操作字符串的方式，很多都是不可取的。</text:span></text:p>
      <text:p text:style-name="P10"><text:span text:style-name="Strong_20_Emphasis"><text:span text:style-name="T23">基本用户</text:span></text:span></text:p>
      <text:p text:style-name="P16"><text:s text:c="4"/><text:span text:style-name="T7">f</text:span><text:span text:style-name="T14">=</text:span><text:span text:style-name="T34">"path1/path2/file.ext"</text:span><text:span text:style-name="T7"> <text:s/></text:span></text:p>
      <text:p text:style-name="P21"/>
      <text:p text:style-name="P16"><text:s text:c="4"/><text:span text:style-name="T7">len</text:span><text:span text:style-name="T14">=</text:span><text:span text:style-name="T34">"</text:span><text:span text:style-name="T32">${#f}</text:span><text:span text:style-name="T34">"</text:span><text:span text:style-name="T7"> </text:span><text:span text:style-name="T9"># = 20 (</text:span><text:span text:style-name="T11">字符串长度</text:span><text:span text:style-name="T9">) </text:span></text:p>
      <text:p text:style-name="P21"/>
      <text:p text:style-name="P16"><text:s text:c="4"/><text:span text:style-name="T9"># </text:span><text:span text:style-name="T11">切片操作</text:span><text:span text:style-name="T9">: ${&lt;var&gt;:&lt;start&gt;} or ${&lt;var&gt;:&lt;start&gt;:&lt;length&gt;}</text:span></text:p>
      <text:p text:style-name="P16"><text:s text:c="4"/><text:span text:style-name="T7">slice1</text:span><text:span text:style-name="T14">=</text:span><text:span text:style-name="T34">"</text:span><text:span text:style-name="T32">${f:6}</text:span><text:span text:style-name="T34">"</text:span><text:span text:style-name="T7"> </text:span><text:span text:style-name="T9"># = "path2/file.ext"</text:span></text:p>
      <text:p text:style-name="P16"><text:s text:c="4"/><text:span text:style-name="T7">slice2</text:span><text:span text:style-name="T14">=</text:span><text:span text:style-name="T34">"</text:span><text:span text:style-name="T32">${f:6:5}</text:span><text:span text:style-name="T34">"</text:span><text:span text:style-name="T7"> </text:span><text:span text:style-name="T9"># = "path2"</text:span></text:p>
      <text:p text:style-name="P16"><text:s text:c="4"/><text:span text:style-name="T7">slice3</text:span><text:span text:style-name="T14">=</text:span><text:span text:style-name="T34">"</text:span><text:span text:style-name="T32">${f: -8}</text:span><text:span text:style-name="T34">"</text:span><text:span text:style-name="T7"> </text:span><text:span text:style-name="T9"># = "file.ext"(</text:span><text:span text:style-name="T11">注意：</text:span><text:span text:style-name="T9">"-"</text:span><text:span text:style-name="T11">前有空格</text:span><text:span text:style-name="T9">)</text:span></text:p>
      <text:p text:style-name="P16"><text:s text:c="4"/><text:span text:style-name="T7">pos</text:span><text:span text:style-name="T14">=</text:span><text:span text:style-name="T32">6</text:span></text:p>
      <text:p text:style-name="P16"><text:s text:c="4"/><text:span text:style-name="T7">len</text:span><text:span text:style-name="T14">=</text:span><text:span text:style-name="T32">5</text:span></text:p>
      <text:p text:style-name="P16"><text:s text:c="4"/><text:span text:style-name="T7">slice4</text:span><text:span text:style-name="T14">=</text:span><text:span text:style-name="T34">"</text:span><text:span text:style-name="T32">${f:${pos}</text:span><text:span text:style-name="T34">:</text:span><text:span text:style-name="T32">${len}</text:span><text:span text:style-name="T34">}"</text:span><text:span text:style-name="T7"> </text:span><text:span text:style-name="T9"># = "path2"</text:span></text:p>
      <text:p text:style-name="P10"><text:span text:style-name="Strong_20_Emphasis"><text:span text:style-name="T23">替换操作</text:span></text:span><text:span text:style-name="Strong_20_Emphasis"><text:span text:style-name="T18">(</text:span></text:span><text:span text:style-name="Strong_20_Emphasis"><text:span text:style-name="T23">使用</text:span></text:span><text:span text:style-name="Strong_20_Emphasis"><text:span text:style-name="T18">globbing)</text:span></text:span></text:p>
      <text:p text:style-name="P16"><text:s text:c="4"/><text:span text:style-name="T7">f</text:span><text:span text:style-name="T14">=</text:span><text:span text:style-name="T34">"path1/path2/file.ext"</text:span><text:span text:style-name="T7"> <text:s/></text:span></text:p>
      <text:p text:style-name="P21"/>
      <text:p text:style-name="P16"><text:s text:c="4"/><text:span text:style-name="T7">single_subst</text:span><text:span text:style-name="T14">=</text:span><text:span text:style-name="T34">"</text:span><text:span text:style-name="T32">${f/path?/x}</text:span><text:span text:style-name="T34">"</text:span><text:span text:style-name="T7"> <text:s text:c="2"/></text:span><text:span text:style-name="T9"># = "x/path2/file.ext"</text:span></text:p>
      <text:p text:style-name="P16"><text:s text:c="4"/><text:span text:style-name="T7">global_subst</text:span><text:span text:style-name="T14">=</text:span><text:span text:style-name="T34">"</text:span><text:span text:style-name="T32">${f//path?/x}</text:span><text:span text:style-name="T34">"</text:span><text:span text:style-name="T7"> <text:s/></text:span><text:span text:style-name="T9"># = "x/x/file.ext" </text:span></text:p>
      <text:p text:style-name="P21"/>
      <text:p text:style-name="P16"><text:s text:c="4"/><text:span text:style-name="T9"># </text:span><text:span text:style-name="T11">字符串拆分</text:span></text:p>
      <text:p text:style-name="P16"><text:s text:c="4"/><text:span text:style-name="T7">readonly DIR_SEP</text:span><text:span text:style-name="T14">=</text:span><text:span text:style-name="T34">"/"</text:span></text:p>
      <text:p text:style-name="P16"><text:s text:c="4"/><text:span text:style-name="T7">array</text:span><text:span text:style-name="T14">=</text:span><text:span text:style-name="T30">(</text:span><text:span text:style-name="T32">${f//${DIR_SEP}</text:span><text:span text:style-name="T14">/</text:span><text:span text:style-name="T7"> </text:span><text:span text:style-name="T30">})</text:span></text:p>
      <text:p text:style-name="P16"><text:s text:c="4"/><text:span text:style-name="T7">second_dir</text:span><text:span text:style-name="T14">=</text:span><text:span text:style-name="T34">"</text:span><text:span text:style-name="T32">${arrray[1]}</text:span><text:span text:style-name="T34">"</text:span><text:span text:style-name="T7"> <text:s text:c="4"/></text:span><text:span text:style-name="T9"># = path2</text:span></text:p>
      <text:p text:style-name="P10"><text:span text:style-name="Strong_20_Emphasis"><text:span text:style-name="T23">删除头部或尾部</text:span></text:span><text:span text:style-name="Strong_20_Emphasis"><text:span text:style-name="T18">(</text:span></text:span><text:span text:style-name="Strong_20_Emphasis"><text:span text:style-name="T23">使用</text:span></text:span><text:span text:style-name="Strong_20_Emphasis"><text:span text:style-name="T18">globbing)</text:span></text:span></text:p>
      <text:p text:style-name="P16"><text:s text:c="4"/><text:span text:style-name="T7">f</text:span><text:span text:style-name="T14">=</text:span><text:span text:style-name="T34">"path1/path2/file.ext"</text:span><text:span text:style-name="T7"> </text:span></text:p>
      <text:p text:style-name="P21"/>
      <text:p text:style-name="P16"><text:s text:c="4"/><text:span text:style-name="T9"># </text:span><text:span text:style-name="T11">删除字符串头部</text:span></text:p>
      <text:p text:style-name="P16"><text:s text:c="4"/><text:span text:style-name="T7">extension</text:span><text:span text:style-name="T14">=</text:span><text:span text:style-name="T7">"$</text:span><text:span text:style-name="T30">{</text:span><text:span text:style-name="T7">f</text:span><text:span text:style-name="T9">#*.}" <text:s/># = "ext" </text:span></text:p>
      <text:p text:style-name="P21"/>
      <text:p text:style-name="P16"><text:s text:c="4"/><text:span text:style-name="T9"># </text:span><text:span text:style-name="T11">以贪婪匹配方式删除字符串头部</text:span></text:p>
      <text:p text:style-name="P16"><text:s text:c="4"/><text:span text:style-name="T7">filename</text:span><text:span text:style-name="T14">=</text:span><text:span text:style-name="T7">"$</text:span><text:span text:style-name="T30">{</text:span><text:span text:style-name="T7">f</text:span><text:span text:style-name="T9">##*/}" <text:s/># = "file.ext" </text:span></text:p>
      <text:p text:style-name="P21"/>
      <text:p text:style-name="P16"><text:soft-page-break/><text:s text:c="4"/><text:span text:style-name="T9"># </text:span><text:span text:style-name="T11">删除字符串尾部</text:span></text:p>
      <text:p text:style-name="P16"><text:s text:c="4"/><text:span text:style-name="T7">dirname</text:span><text:span text:style-name="T14">=</text:span><text:span text:style-name="T34">"</text:span><text:span text:style-name="T32">${f%/*}</text:span><text:span text:style-name="T34">"</text:span><text:span text:style-name="T7"> <text:s text:c="3"/></text:span><text:span text:style-name="T9"># = "path1/path2" </text:span></text:p>
      <text:p text:style-name="P21"/>
      <text:p text:style-name="P16"><text:s text:c="4"/><text:span text:style-name="T9"># </text:span><text:span text:style-name="T11">以贪婪匹配方式删除字符串尾部</text:span></text:p>
      <text:p text:style-name="P16"><text:s text:c="4"/><text:span text:style-name="T7">root</text:span><text:span text:style-name="T14">=</text:span><text:span text:style-name="T34">"</text:span><text:span text:style-name="T32">${f%%/*}</text:span><text:span text:style-name="T34">"</text:span><text:span text:style-name="T7"> <text:s text:c="5"/></text:span><text:span text:style-name="T9"># = "path1"</text:span></text:p>
      <text:h text:style-name="P14" text:outline-level="3">避免使用临时文件</text:h>
      <text:p text:style-name="P11"><text:span text:style-name="T21">有些命令需要以文件名为参数，这样一来就不能使用管道。这个时候</text:span><text:span text:style-name="Source_20_Text"><text:span text:style-name="T24"> </text:span></text:span><text:span text:style-name="Source_20_Text"><text:span text:style-name="T20">&lt;() </text:span></text:span><text:span text:style-name="T21">就显出用处了，它可以接受一个命令，并把它转换成可以当成文件名之类的什么东西：</text:span></text:p>
      <text:p text:style-name="P19"><text:span text:style-name="T7"># </text:span><text:span text:style-name="T36">下载并比较两个网页</text:span></text:p>
      <text:p text:style-name="P17">diff <text:span text:style-name="T15">&lt;</text:span><text:span text:style-name="T31">(</text:span>wget <text:span text:style-name="T15">-</text:span>O <text:span text:style-name="T15">-</text:span> url1<text:span text:style-name="T31">)</text:span> <text:span text:style-name="T15">&lt;</text:span><text:span text:style-name="T31">(</text:span>wget <text:span text:style-name="T15">-</text:span>O <text:span text:style-name="T15">-</text:span> url2<text:span text:style-name="T31">)</text:span></text:p>
      <text:p text:style-name="P2"><text:span text:style-name="T5">还有一个非常有用处的是”</text:span><text:span text:style-name="T2">here documents”</text:span><text:span text:style-name="T5">，它能让你在标准输入上输入多行字符串。下面的’</text:span><text:span text:style-name="T2">MARKER’</text:span><text:span text:style-name="T5">可以替换成任何字词。</text:span></text:p>
      <text:p text:style-name="P19"><text:span text:style-name="T7"># </text:span><text:span text:style-name="T36">任何字词都可以当作分界符</text:span></text:p>
      <text:p text:style-name="P17">command <text:s/><text:span text:style-name="T15">&lt;&lt;</text:span> MARKER</text:p>
      <text:p text:style-name="P17"><text:span text:style-name="T31">...</text:span></text:p>
      <text:p text:style-name="P20">${var}</text:p>
      <text:p text:style-name="P17">$<text:span text:style-name="T31">(</text:span>cmd<text:span text:style-name="T31">)</text:span></text:p>
      <text:p text:style-name="P17"><text:span text:style-name="T31">...</text:span></text:p>
      <text:p text:style-name="P22">MARKER</text:p>
      <text:p text:style-name="P2"><text:span text:style-name="T5">如果文本里没有内嵌变量替换操作，你可以把第一个</text:span><text:span text:style-name="T2">MARKER</text:span><text:span text:style-name="T5">用单引号包起来：</text:span></text:p>
      <text:p text:style-name="P17">command <text:span text:style-name="T15">&lt;&lt;</text:span> <text:span text:style-name="T35">'MARKER'</text:span></text:p>
      <text:p text:style-name="P17"><text:span text:style-name="T31">...</text:span></text:p>
      <text:p text:style-name="P17">no substitution is happening here<text:span text:style-name="T31">.</text:span></text:p>
      <text:p text:style-name="P17">$ <text:span text:style-name="T31">(</text:span>dollar sign<text:span text:style-name="T31">)</text:span> is passed through verbatim<text:span text:style-name="T31">.</text:span></text:p>
      <text:p text:style-name="P17"><text:span text:style-name="T31">...</text:span></text:p>
      <text:p text:style-name="P22">MARKER</text:p>
      <text:h text:style-name="P14" text:outline-level="3">内置变量</text:h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23">变量</text:p>
          </table:table-cell>
          <table:table-cell table:style-name="表格2.A1" office:value-type="string">
            <text:p text:style-name="P23">说明</text:p>
          </table:table-cell>
        </table:table-row>
        <table:table-row table:style-name="表格2.1">
          <table:table-cell table:style-name="表格2.A1" office:value-type="string">
            <text:p text:style-name="P25">$0</text:p>
          </table:table-cell>
          <table:table-cell table:style-name="表格2.A1" office:value-type="string">
            <text:p text:style-name="P25">脚本名称</text:p>
          </table:table-cell>
        </table:table-row>
        <table:table-row table:style-name="表格2.1">
          <table:table-cell table:style-name="表格2.A1" office:value-type="string">
            <text:p text:style-name="P25">$n</text:p>
          </table:table-cell>
          <table:table-cell table:style-name="表格2.A1" office:value-type="string">
            <text:p text:style-name="P25">传给脚本/函数的第n个参数</text:p>
          </table:table-cell>
        </table:table-row>
        <table:table-row table:style-name="表格2.1">
          <table:table-cell table:style-name="表格2.A1" office:value-type="string">
            <text:p text:style-name="P25">$$</text:p>
          </table:table-cell>
          <table:table-cell table:style-name="表格2.A1" office:value-type="string">
            <text:p text:style-name="P25">脚本的PID</text:p>
          </table:table-cell>
        </table:table-row>
        <table:table-row table:style-name="表格2.1">
          <table:table-cell table:style-name="表格2.A1" office:value-type="string">
            <text:p text:style-name="P25">$!</text:p>
          </table:table-cell>
          <table:table-cell table:style-name="表格2.A1" office:value-type="string">
            <text:p text:style-name="P25">上一个被执行的命令的PID(后台运行的进程)</text:p>
          </table:table-cell>
        </table:table-row>
        <table:table-row table:style-name="表格2.1">
          <table:table-cell table:style-name="表格2.A1" office:value-type="string">
            <text:p text:style-name="P25">$?</text:p>
          </table:table-cell>
          <table:table-cell table:style-name="表格2.A1" office:value-type="string">
            <text:p text:style-name="P25">上一个命令的退出状态(管道命令使用${PIPESTATUS})</text:p>
          </table:table-cell>
        </table:table-row>
        <table:table-row table:style-name="表格2.1">
          <table:table-cell table:style-name="表格2.A1" office:value-type="string">
            <text:p text:style-name="P25">$#</text:p>
          </table:table-cell>
          <table:table-cell table:style-name="表格2.A1" office:value-type="string">
            <text:p text:style-name="P25">传递给脚本/函数的参数个数</text:p>
          </table:table-cell>
        </table:table-row>
        <table:table-row table:style-name="表格2.1">
          <table:table-cell table:style-name="表格2.A1" office:value-type="string">
            <text:p text:style-name="P25">$@</text:p>
          </table:table-cell>
          <table:table-cell table:style-name="表格2.A1" office:value-type="string">
            <text:p text:style-name="P25">传递给脚本/函数的所有参数(识别每个参数)</text:p>
          </table:table-cell>
        </table:table-row>
        <table:table-row table:style-name="表格2.1">
          <table:table-cell table:style-name="表格2.A1" office:value-type="string">
            <text:p text:style-name="P25">$*</text:p>
          </table:table-cell>
          <table:table-cell table:style-name="表格2.A1" office:value-type="string">
            <text:p text:style-name="P24">传递给脚本/函数的所有参数(把所有参数当成一个字符串)</text:p>
          </table:table-cell>
        </table:table-row>
      </table:table>
      <text:p text:style-name="P9"><text:span text:style-name="Strong_20_Emphasis"><text:span text:style-name="T23">提示</text:span></text:span></text:p>
      <text:p text:style-name="P9"><text:soft-page-break/><text:span text:style-name="T22">使用</text:span><text:span text:style-name="Source_20_Text"><text:span text:style-name="T19">$*</text:span></text:span><text:span text:style-name="T22">很少是正确的选择。</text:span></text:p>
      <text:p text:style-name="P9"><text:span text:style-name="Source_20_Text"><text:span text:style-name="T19">$@</text:span></text:span><text:span text:style-name="T22">能够处理空格参数，而且参数间的空格也能正确的处理。</text:span></text:p>
      <text:p text:style-name="P1"><text:span text:style-name="T22">使用</text:span><text:span text:style-name="Source_20_Text"><text:span text:style-name="T19">$@</text:span></text:span><text:span text:style-name="T22">时应该用双引号括起来，像”</text:span><text:span text:style-name="T17">$@”</text:span><text:span text:style-name="T22">这样。</text:span></text:p>
      <text:h text:style-name="P14" text:outline-level="3">调试</text:h>
      <text:p text:style-name="P3">对脚本进行语法检查：</text:p>
      <text:p text:style-name="P17">bash <text:span text:style-name="T15">-</text:span>n myscript<text:span text:style-name="T31">.</text:span>sh</text:p>
      <text:p text:style-name="P3">跟踪脚本里每个命令的执行：</text:p>
      <text:p text:style-name="P17">bash <text:span text:style-name="T15">-</text:span>v myscripts<text:span text:style-name="T31">.</text:span>sh</text:p>
      <text:p text:style-name="P3">跟踪脚本里每个命令的执行并附加扩充信息：</text:p>
      <text:p text:style-name="P17">bash <text:span text:style-name="T15">-</text:span>x myscript<text:span text:style-name="T31">.</text:span>sh</text:p>
      <text:p text:style-name="P11"><text:span text:style-name="T21">你可以在脚本头部使用</text:span><text:span text:style-name="Source_20_Text"><text:span text:style-name="T20">set -o verbose</text:span></text:span><text:span text:style-name="T21">和</text:span><text:span text:style-name="Source_20_Text"><text:span text:style-name="T20">set -o xtrace</text:span></text:span><text:span text:style-name="T21">来永久指定</text:span><text:span text:style-name="Source_20_Text"><text:span text:style-name="T20">-v</text:span></text:span><text:span text:style-name="T21">和</text:span><text:span text:style-name="Source_20_Text"><text:span text:style-name="T20">-o</text:span></text:span><text:span text:style-name="T21">。当在远程机器上执行脚本时，这样做非常有用，用它来输出远程信息。</text:span></text:p>
      <text:h text:style-name="P13" text:outline-level="3"><text:span text:style-name="T6">什么时候不应该使用</text:span><text:span text:style-name="T3">bash</text:span><text:span text:style-name="T6">脚本</text:span></text:h>
      <text:list xml:id="list5736824383849707777" text:style-name="L3">
        <text:list-item>
          <text:p text:style-name="P6">你的脚本太长，多达几百行</text:p>
        </text:list-item>
        <text:list-item>
          <text:p text:style-name="P6">你需要比数组更复杂的数据结构</text:p>
        </text:list-item>
        <text:list-item>
          <text:p text:style-name="P6">出现了复杂的转义问题</text:p>
        </text:list-item>
        <text:list-item>
          <text:p text:style-name="P6">有太多的字符串操作</text:p>
        </text:list-item>
        <text:list-item>
          <text:p text:style-name="P6">不太需要调用其它程序和跟其它程序管道交互</text:p>
        </text:list-item>
        <text:list-item>
          <text:p text:style-name="P6">担心性能</text:p>
        </text:list-item>
      </text:list>
      <text:p text:style-name="P2"><text:span text:style-name="T5">这个时候，你应该考虑一种脚本语言，比如</text:span><text:span text:style-name="T2">Python</text:span><text:span text:style-name="T5">或</text:span><text:span text:style-name="T2">Ruby</text:span><text:span text:style-name="T5">。</text:span></text:p>
      <text:h text:style-name="P14" text:outline-level="3">参考</text:h>
      <text:list xml:id="list2937367262694177992" text:style-name="L4">
        <text:list-item>
          <text:p text:style-name="P8"><text:span text:style-name="T16">Advanced Bash-Scripting Guide: </text:span><text:a xlink:type="simple" xlink:href="http://tldp.org/LDP/abs/html/"><text:span text:style-name="T26">http://tldp.org/LDP/abs/html/</text:span></text:a></text:p>
        </text:list-item>
        <text:list-item>
          <text:p text:style-name="P8"><text:a xlink:type="simple" xlink:href="http://www.gnu.org/software/bash/manual/bashref.html"><text:span text:style-name="T26">Bash Reference Manual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Microsoft YaHei" svg:font-family="'Microsoft YaHei', Lucida, Verdana, 'Hiragino Sans GB', STHeiti, 'WenQuanYi Micro Hei', SimSun, sans-serif, 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20:12:02.092013288</meta:creation-date>
    <dc:date>2014-10-05T20:13:13.827745978</dc:date>
    <meta:editing-duration>P0D</meta:editing-duration>
    <meta:editing-cycles>1</meta:editing-cycles>
    <meta:document-statistic meta:table-count="2" meta:image-count="0" meta:object-count="0" meta:page-count="6" meta:paragraph-count="193" meta:word-count="1813" meta:character-count="4181" meta:non-whitespace-character-count="3589"/>
    <meta:generator>LibreOffice/4.2.6.3$Linux_X86_64 LibreOffice_project/420m0$Build-3</meta:generator>
  </office:meta>
</office:document-meta>
</file>